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3cm" svg:height="3.4cm" svg:x="1.6cm" svg:y="4.2cm">
          <text:p text:style-name="P1">Front office</text:p>
          <text:p text:style-name="P1">ACCUEIL</text:p>
          <text:p text:style-name="P1">liste toutes actus</text:p>
          <text:p text:style-name="P1">publiqu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6cm" svg:height="3.4cm" svg:x="8.3cm" svg:y="4.2cm">
          <text:p text:style-name="P1">Front office</text:p>
          <text:p text:style-name="P1">liste actus</text:p>
          <text:p text:style-name="P1">1 utilisateu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cm" svg:height="3.7cm" svg:x="8.8cm" svg:y="11.1cm">
          <text:p text:style-name="P1">BD</text:p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0.55cm" svg:y1="11.1cm" svg:x2="4.25cm" svg:y2="7.6cm" draw:start-shape="id1" draw:end-shape="id2" draw:end-glue-point="2" svg:d="m10550 11100v-1750h-6300v-1750" svg:viewBox="0 0 6301 3501">
          <text:p/>
        </draw:connector>
        <draw:custom-shape draw:style-name="gr1" draw:text-style-name="P1" xml:id="id3" draw:id="id3" draw:layer="layout" svg:width="4.4cm" svg:height="3.4cm" svg:x="14.3cm" svg:y="4.2cm">
          <text:p text:style-name="P1">Front office</text:p>
          <text:p text:style-name="P1">page</text:p>
          <text:p text:style-name="P1">d'inscrip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5cm" svg:y1="7.6cm" svg:x2="12.3cm" svg:y2="12.95cm" draw:start-shape="id3" draw:start-glue-point="2" draw:end-shape="id1" draw:end-glue-point="8" svg:d="m16500 7600v5350h-4200" svg:viewBox="0 0 4201 5351">
          <text:p/>
        </draw:connector>
        <draw:connector draw:style-name="gr3" draw:text-style-name="P1" draw:layer="layout" svg:x1="10.55cm" svg:y1="11.1cm" svg:x2="10.6cm" svg:y2="7.6cm" draw:start-shape="id1" draw:start-glue-point="5" draw:end-shape="id4" draw:end-glue-point="2" svg:d="m10550 11100v-1750h50v-1750" svg:viewBox="0 0 51 3501">
          <text:p/>
        </draw:connector>
        <draw:custom-shape draw:style-name="gr4" draw:text-style-name="P1" xml:id="id6" draw:id="id6" draw:layer="layout" svg:width="4.4cm" svg:height="3.4cm" svg:x="14.4cm" svg:y="19cm">
          <text:p text:style-name="P1">Back office</text:p>
          <text:p text:style-name="P1">compte</text:p>
          <text:p text:style-name="P1">utilisateur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4cm" svg:height="3.4cm" svg:x="8.3cm" svg:y="19cm">
          <text:p text:style-name="P1">Back office</text:p>
          <text:p text:style-name="P1">gestion</text:p>
          <text:p text:style-name="P1">actu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19cm" svg:x2="10.55cm" svg:y2="14.8cm" draw:start-shape="id5" draw:start-glue-point="0" draw:end-shape="id1" draw:end-glue-point="7" svg:d="m10500 19000v-2099h50v-2101" svg:viewBox="0 0 51 4201">
          <text:p/>
        </draw:connector>
        <draw:connector draw:style-name="gr3" draw:text-style-name="P1" draw:layer="layout" svg:x1="16.6cm" svg:y1="19cm" svg:x2="10.55cm" svg:y2="14.8cm" draw:start-shape="id6" draw:start-glue-point="0" draw:end-shape="id1" draw:end-glue-point="7" svg:d="m16600 19000v-2099h-6050v-2101" svg:viewBox="0 0 6051 4201">
          <text:p/>
        </draw:connector>
        <draw:custom-shape draw:style-name="gr4" draw:text-style-name="P1" xml:id="id7" draw:id="id7" draw:layer="layout" svg:width="4.4cm" svg:height="3.4cm" svg:x="2.3cm" svg:y="19cm">
          <text:p text:style-name="P1">Back office</text:p>
          <text:p text:style-name="P1">gestion</text:p>
          <text:p text:style-name="P1">rubriqu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5cm" svg:y1="19cm" svg:x2="10.55cm" svg:y2="14.8cm" draw:start-shape="id7" draw:start-glue-point="0" draw:end-shape="id1" svg:d="m4500 19000v-2099h6050v-2101" svg:viewBox="0 0 6051 4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fo:text-align="start" style:text-autospace="none" style:writing-mode="lr-tb"/>
      <style:text-properties fo:color="#00000a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Lohit Hindi'" style:font-pitch-asian="variable" style:font-size-asian="14pt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Lohit Hindi'" style:font-pitch-asian="variable" style:font-size-asian="14pt"/>
    </style:style>
    <style:style style:name="Titre_20_3" style:display-name="Titre 3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Lohit Hindi'" style:font-pitch-asian="variable" style:font-size-asian="14pt"/>
    </style:style>
    <style:style style:name="ListLabel_20_1" style:display-name="ListLabel 1" style:family="graphic">
      <style:paragraph-properties style:text-autospace="none"/>
      <style:text-properties style:font-family-asian="Symbol" style:font-pitch-asian="variabl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fo:font-family="'Times New Roman'" style:font-family-generic="roman" style:font-pitch="variable" fo:font-size="12pt" fo:language="fr" fo:country="FR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fo:color="#00000a" fo:font-family="'Times New Roman'" style:font-family-generic="roman" style:font-pitch="variable" fo:font-size="12pt" fo:language="fr" fo:country="FR" style:font-family-asian="'Lohit Hindi'" style:font-pitch-asian="variable" style:font-size-asian="12pt" style:language-asian="hi" style:country-asian="IN"/>
    </style:style>
    <style:style style:name="Default_20_Style" style:display-name="Default Style" style:family="graphic">
      <style:paragraph-properties fo:text-align="start" style:text-autospace="none" style:writing-mode="lr-tb"/>
      <style:text-properties fo:color="#00000a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use-window-font-color="true" fo:language="fr" fo:country="FR" style:letter-kerning="true" style:font-family-asian="'Lohit Hindi'" style:font-size-asian="12pt" style:language-asian="hi" style:country-asian="IN"/>
    </style:style>
    <style:style style:name="Légende" style:family="graphic">
      <style:paragraph-properties fo:margin-top="0.374cm" fo:margin-bottom="0.374cm" style:text-autospace="none"/>
      <style:text-properties style:use-window-font-color="true" fo:language="fr" fo:country="FR" fo:font-style="italic" style:letter-kerning="true" style:font-family-asian="'Lohit Hindi'" style:font-size-asian="12pt" style:language-asian="hi" style:country-asian="IN" style:font-style-asian="italic" style:font-style-complex="italic"/>
    </style:style>
    <style:style style:name="Liste" style:family="graphic">
      <style:paragraph-properties style:text-autospace="none"/>
      <style:text-properties style:use-window-font-color="true" fo:language="fr" fo:country="FR" style:letter-kerning="true" style:font-family-asian="'Lohit Hindi'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hl </meta:initial-creator>
    <meta:creation-date>2013-04-23T16:50:04</meta:creation-date>
    <dc:date>2013-04-23T17:19:35</dc:date>
    <dc:creator>fohl </dc:creator>
    <meta:editing-duration>PT14M31S</meta:editing-duration>
    <meta:editing-cycles>2</meta:editing-cycles>
    <meta:generator>LibreOffice/4.0.2.2$Linux_X86_64 LibreOffice_project/4c82dcdd6efcd48b1d8bba66bfe1989deee49c3</meta:generator>
    <meta:document-statistic meta:object-count="13"/>
  </office:meta>
</office:document-meta>
</file>